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text:s text:c="2"/></text:span></text:p>
      <text:p text:style-name="Standard"><text:span text:style-name="T1">Escriu el començament d’una història (Més</text:span></text:p>
      <text:p text:style-name="Standard"><text:span text:style-name="T1">endavant la continuaràs).</text:span></text:p>
      <text:p text:style-name="P1"/>
      <text:p text:style-name="Standard"><text:span text:style-name="T2">Res. Profund i gutural. Un silenci absolut per l'oïda humana traspuava per les escletxes dels estols dels primers cants refilats dels ocell, que feien endevinar un dia clar i assolellat, i embolcallat per una brisa suau que densava amb les últimes flors que es resistien a deixar pas el fred intens i auster de l’avançada tardor. Tot jo estava immers en una suavitat relaxant i càlida que em feia mandrós d’iniciar qualsevol moviment, com si fent-ho les meves articulacions s'haguessin de desencaixar quan encara el cos està encarcarat i endormiscat. De cop i volta un dolor agut entre l'orella i la galta a sota de la templa m’hagué despertat. Uns cops irregulars executats desigualment en el temps, deixant un espai temporal més petit aquí i més gran allà, i amb unes intensitats no uniformes, eren els que em provocaven aquest dolor desorientador en aquell moment que encara tens l’última imatge del darrer somni i que la consciència sembla que s’hagi esfumat del teu cap. Es la manera que té la M. de dir-me </text:span><text:span text:style-name="T3">bon dia papa. Ja és hora de despertar-te i de llevar-nos i de fer alguna cosa més que jeure al llit, alguna cosa interessant</text:span><text:span text:style-name="T2">. La M. no fa gaire que ha arribat al món i encara no sap sincronitzar bé els moviments del seu cos i extremitats ni de regular els seus moviments ni de regular la força que exerceix en ells.</text:span></text:p>
      <text:p text:style-name="P1"/>
      <text:p text:style-name="P1"/>
      <text:p text:style-name="P1"/>
      <text:p text:style-name="Standard"><text:span text:style-name="T1">2. <text:s text:c="2"/></text:span></text:p>
      <text:p text:style-name="Standard"><text:span text:style-name="T1">Explica’ns quines idees tens</text:span></text:p>
      <text:p text:style-name="Standard"><text:span text:style-name="T1">d’aquesta història que vols escriure.</text:span></text:p>
      <text:p text:style-name="Standard"><text:span text:style-name="T2">La meva idea principal es descriure situacions quotidianes d’un individu qualsevol del nostre entorn o <text:s/>societat. Amb aquestes situacions quotidianes m’agradaria poder ressaltar com les tenim interioritzades i automatitzades <text:s/>i contrastar-les en com les faríem si dediquéssim uns moments a pensar com les faríem amb plena consciència. En aquest contrast hi rau, a parer meu, la diferencia entre una vida plena i una vida sustentada en el no-res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ca" fo:country="none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ca" fo:country="none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1.1807in" fo:margin-left="1.1807in" fo:margin-right="1.1807in" fo:background-color="#ffffff" style:writing-mode="lr-tb" style:layout-grid-color="#c0c0c0" style:layout-grid-lines="23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23" meta:character-count="1913" meta:non-whitespace-character-count="1590"/>
    <meta:generator>LibreOfficeDev/6.0.5.2$Linux_X86_64 LibreOffice_project/</meta:generator>
  </office:meta>
</office:document-meta>
</file>